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ListParseEngine.readStream( InputStream stream , String encod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TPListParseEngine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ListParseEngine.has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ListParseEngine.rese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ListParseEngine.getPrevious( int quantityRequest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TPListParseEngine.readServerList( InputStream stream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TPListParseEngine.FTPListParseEngine( FTPFileEntry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ListParseEngine.readServerList( In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ListParseEngine.getFi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TPListParseEngine.getNext( int quantityRequest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